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AccessorSupportTests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AccessorSupportTests.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AccessorSupportTests.comput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AccessorSupportTests.setAn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ccessorSupportTests.setAndH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